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28cm" loext:contextual-spacing="false" fo:line-height="108%" fo:text-align="center" style:justify-single-word="false"/>
    </style:style>
    <style:style style:name="P2" style:family="paragraph" style:parent-style-name="Standard">
      <style:paragraph-properties fo:margin-top="0.494cm" fo:margin-bottom="0.423cm" loext:contextual-spacing="false" fo:line-height="108%"/>
      <style:text-properties style:font-name="Times New Roman" style:font-name-asian="Times New Roman1" style:font-name-complex="Times New Roman1"/>
    </style:style>
    <style:style style:name="P3" style:family="paragraph" style:parent-style-name="Standard">
      <style:paragraph-properties fo:margin-top="0.494cm" fo:margin-bottom="0cm" loext:contextual-spacing="false" fo:line-height="100%"/>
      <style:text-properties style:font-name="Times New Roman" style:font-name-asian="Times New Roman1" style:font-name-complex="Times New Roman1"/>
    </style:style>
    <style:style style:name="P4" style:family="paragraph" style:parent-style-name="Standard">
      <style:paragraph-properties fo:margin-top="0.494cm" fo:margin-bottom="0cm" loext:contextual-spacing="false" fo:line-height="100%" fo:text-align="center" style:justify-single-word="false"/>
      <style:text-properties style:font-name="Times New Roman" style:font-name-asian="Times New Roman1" style:font-name-complex="Times New Roman1"/>
    </style:style>
    <style:style style:name="P5" style:family="paragraph" style:parent-style-name="Standard">
      <style:paragraph-properties fo:margin-top="0.494cm" fo:margin-bottom="0cm"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margin-top="0.494cm" fo:margin-bottom="0cm" loext:contextual-spacing="false" fo:line-height="100%" fo:text-align="end" style:justify-single-word="false"/>
    </style:style>
    <style:style style:name="P7" style:family="paragraph" style:parent-style-name="Standard">
      <style:paragraph-properties fo:margin-left="9.991cm" fo:margin-right="0cm" fo:margin-top="0.494cm" fo:margin-bottom="0cm" loext:contextual-spacing="false" fo:line-height="100%" fo:text-indent="1.249cm" style:auto-text-indent="false"/>
      <style:text-properties style:font-name="Times New Roman" style:font-name-asian="Times New Roman1" style:font-name-complex="Times New Roman1"/>
    </style:style>
    <style:style style:name="P8" style:family="paragraph" style:parent-style-name="Standard">
      <style:paragraph-properties fo:margin-left="0.3cm" fo:margin-right="0.3cm" fo:margin-top="0.353cm" fo:margin-bottom="0.212cm" loext:contextual-spacing="false" fo:text-align="center" style:justify-single-word="false" fo:keep-together="always" fo:text-indent="0cm" style:auto-text-indent="false" fo:keep-with-next="always"/>
    </style:style>
    <style:style style:name="P9" style:family="paragraph" style:parent-style-name="Standard">
      <style:paragraph-properties fo:margin-left="0.3cm" fo:margin-right="0.3cm" fo:margin-top="0cm" fo:margin-bottom="0.353cm" loext:contextual-spacing="false" fo:text-indent="1cm" style:auto-text-indent="false"/>
    </style:style>
    <style:style style:name="P10" style:family="paragraph" style:parent-style-name="Standard">
      <style:paragraph-properties fo:margin-left="0.3cm" fo:margin-right="0.3cm" fo:margin-top="0cm" fo:margin-bottom="0.353cm" loext:contextual-spacing="false" fo:text-indent="1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left="0.499cm" fo:margin-right="0.3cm" fo:margin-top="0cm" fo:margin-bottom="0.353cm" loext:contextual-spacing="false" fo:text-align="center" style:justify-single-word="false" fo:text-indent="0cm" style:auto-text-indent="false"/>
    </style:style>
    <style:style style:name="P12" style:family="paragraph" style:parent-style-name="Standard">
      <style:paragraph-properties fo:margin-left="0.499cm" fo:margin-right="0.3cm" fo:text-indent="1.005cm" style:auto-text-indent="false"/>
    </style:style>
    <style:style style:name="P13" style:family="paragraph" style:parent-style-name="No_20_Spacing">
      <style:text-properties style:font-name="Times New Roman" fo:font-size="12pt" style:font-size-asian="12pt" style:font-name-complex="Times New Roman1" style:font-size-complex="12pt"/>
    </style:style>
    <style:style style:name="P14" style:family="paragraph" style:parent-style-name="No_20_Spacing">
      <style:text-properties style:font-name="Times New Roman" fo:font-size="12pt" officeooo:paragraph-rsid="0004b54e" style:font-size-asian="12pt" style:font-name-complex="Times New Roman1" style:font-size-complex="12pt"/>
    </style:style>
    <style:style style:name="P15" style:family="paragraph" style:parent-style-name="Standard" style:master-page-name="Standard">
      <style:paragraph-properties fo:margin-top="0cm" fo:margin-bottom="0.28cm" loext:contextual-spacing="false" fo:line-height="108%" fo:text-align="center" style:justify-single-word="false" style:page-number="1"/>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top="0.494cm" fo:margin-bottom="0.28cm" loext:contextual-spacing="false" fo:line-height="108%" fo:text-align="center" style:justify-single-word="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494cm" fo:margin-bottom="0.28cm" loext:contextual-spacing="false" fo:line-height="108%"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18" style:family="paragraph" style:parent-style-name="Standard">
      <style:paragraph-properties fo:margin-top="0.494cm" fo:margin-bottom="0cm" loext:contextual-spacing="false" fo:line-height="100%" fo:text-align="end" style:justify-single-word="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top="0.494cm" fo:margin-bottom="0cm"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left="0.3cm" fo:margin-right="0.3cm" fo:margin-top="0.353cm" fo:margin-bottom="0.212cm" loext:contextual-spacing="false" fo:text-align="center" style:justify-single-word="false" fo:keep-together="always" fo:text-indent="0cm" style:auto-text-indent="false" fo:keep-with-next="always"/>
      <style:text-properties style:font-name="Times New Roman" fo:font-size="16pt" fo:font-weight="bold" style:font-name-asian="Times New Roman1" style:font-size-asian="16pt" style:font-weight-asian="bold" style:font-name-complex="Times New Roman1" style:font-size-complex="16pt"/>
    </style:style>
    <style:style style:name="P21" style:family="paragraph" style:parent-style-name="Standard">
      <style:paragraph-properties fo:margin-left="0.3cm" fo:margin-right="0.3cm" fo:margin-top="0.353cm" fo:margin-bottom="0.212cm" loext:contextual-spacing="false" fo:text-align="center" style:justify-single-word="false" fo:keep-together="always" fo:text-indent="0cm" style:auto-text-indent="false" fo:keep-with-next="always"/>
    </style:style>
    <style:style style:name="P22" style:family="paragraph" style:parent-style-name="Standard">
      <style:paragraph-properties fo:margin-left="0.3cm" fo:margin-right="0.3cm" fo:margin-top="0.353cm" fo:margin-bottom="0.212cm" loext:contextual-spacing="false"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23" style:family="paragraph" style:parent-style-name="Standard">
      <style:paragraph-properties fo:margin-left="0cm" fo:margin-right="0.3cm" fo:margin-top="0.353cm" fo:margin-bottom="0.212cm" loext:contextual-spacing="false" fo:keep-together="always" fo:text-indent="0cm" style:auto-text-indent="false" fo:keep-with-next="always"/>
      <style:text-properties style:font-name="Times New Roman" fo:font-size="10.5pt" fo:language="ru" fo:country="RU" fo:font-weight="bold" officeooo:rsid="0002e855" officeooo:paragraph-rsid="0002e855" style:font-name-asian="Times New Roman1" style:font-size-asian="10.5pt" style:font-weight-asian="bold" style:font-name-complex="Times New Roman1" style:font-size-complex="10.5pt" style:font-weight-complex="bold"/>
    </style:style>
    <style:style style:name="P24" style:family="paragraph" style:parent-style-name="Standard">
      <style:paragraph-properties fo:margin-left="0cm" fo:margin-right="0.3cm" fo:text-indent="0cm" style:auto-text-indent="false"/>
      <style:text-properties style:font-name="Times New Roman" fo:font-size="12pt" fo:language="ru" fo:country="RU" style:font-name-asian="Times New Roman1" style:font-size-asian="12pt" style:font-name-complex="Times New Roman1" style:font-size-complex="12pt" style:font-weight-complex="bold"/>
    </style:style>
    <style:style style:name="P25" style:family="paragraph" style:parent-style-name="Standard">
      <style:paragraph-properties fo:margin-left="0cm" fo:margin-right="0.3cm" fo:margin-top="0cm" fo:margin-bottom="0cm" loext:contextual-spacing="false" fo:text-indent="0cm" style:auto-text-indent="false"/>
      <style:text-properties style:font-name="Times New Roman" fo:font-size="12pt" fo:language="ru" fo:country="RU"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cm" fo:margin-right="0.3cm" fo:margin-top="0cm" fo:margin-bottom="0cm" loext:contextual-spacing="false" fo:text-indent="0cm" style:auto-text-indent="false"/>
      <style:text-properties style:font-name="Times New Roman" fo:font-size="12pt" fo:language="ru" fo:country="RU" fo:font-weight="normal" officeooo:rsid="0005d36e" officeooo:paragraph-rsid="0005d36e"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left="0cm" fo:margin-right="0.3cm" fo:margin-top="0cm" fo:margin-bottom="0cm" loext:contextual-spacing="false" fo:text-indent="0cm" style:auto-text-indent="false"/>
      <style:text-properties style:font-name="Times New Roman" fo:font-size="12pt" fo:language="ru" fo:country="RU" fo:font-weight="bold" officeooo:rsid="0005d36e" officeooo:paragraph-rsid="0005d36e"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499cm" fo:margin-right="0.3cm" fo:text-indent="1.005cm" style:auto-text-indent="false"/>
      <style:text-properties style:font-name="Times New Roman" fo:font-size="12pt" fo:language="en" fo:country="US" style:font-name-asian="Times New Roman1" style:font-size-asian="12pt" style:font-name-complex="Times New Roman1" style:font-size-complex="12pt" style:font-weight-complex="bold"/>
    </style:style>
    <style:style style:name="P29" style:family="paragraph" style:parent-style-name="Standard">
      <style:paragraph-properties fo:margin-left="0.499cm" fo:margin-right="0.3cm" fo:text-indent="1.005cm" style:auto-text-indent="false"/>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P30" style:family="paragraph" style:parent-style-name="Standard">
      <style:text-properties officeooo:paragraph-rsid="00086ba5"/>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02e855" style:font-name-asian="Times New Roman1" style:font-size-asian="14pt" style:font-name-complex="Times New Roman1" style:font-size-complex="14pt"/>
    </style:style>
    <style:style style:name="T3" style:family="text">
      <style:text-properties style:font-name="Times New Roman" fo:font-size="14pt" fo:language="ru" fo:country="RU" style:font-name-asian="Times New Roman1" style:font-size-asian="14pt" style:font-name-complex="Times New Roman1" style:font-size-complex="14pt"/>
    </style:style>
    <style:style style:name="T4" style:family="text">
      <style:text-properties style:font-name="Times New Roman" fo:font-size="14pt" fo:language="ru" fo:country="RU" officeooo:rsid="0002e855" style:font-name-asian="Times New Roman1" style:font-size-asian="14pt" style:font-name-complex="Times New Roman1" style:font-size-complex="14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7" style:family="text">
      <style:text-properties style:font-name="Times New Roman" style:font-name-asian="Times New Roman1" style:font-name-complex="Times New Roman1"/>
    </style:style>
    <style:style style:name="T8" style:family="text">
      <style:text-properties style:font-name="Times New Roman" officeooo:rsid="0004b54e" style:font-name-asian="Times New Roman1" style:font-name-complex="Times New Roman1"/>
    </style:style>
    <style:style style:name="T9" style:family="text">
      <style:text-properties style:font-name="Times New Roman" fo:font-size="16pt" fo:language="ru" fo:country="RU" fo:font-weight="bold" style:font-name-asian="Times New Roman1" style:font-size-asian="16pt" style:font-weight-asian="bold" style:font-name-complex="Times New Roman1" style:font-size-complex="16pt"/>
    </style:style>
    <style:style style:name="T10" style:family="text">
      <style:text-properties style:font-name="Times New Roman" fo:font-size="16pt" fo:font-weight="bold" style:font-name-asian="Times New Roman1" style:font-size-asian="16pt" style:font-weight-asian="bold" style:font-name-complex="Times New Roman1" style:font-size-complex="16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fo:font-size="12pt" fo:font-weight="bold" officeooo:rsid="0004b54e" style:font-name-asian="Times New Roman1" style:font-size-asian="12pt" style:font-weight-asian="bold" style:font-name-complex="Times New Roman1" style:font-size-complex="12pt"/>
    </style:style>
    <style:style style:name="T13" style:family="text">
      <style:text-properties style:font-name="Times New Roman" fo:font-size="12pt" fo:language="ru" fo:country="RU" fo:font-weight="bold" style:font-name-asian="Times New Roman1" style:font-size-asian="12pt" style:font-weight-asian="bold" style:font-name-complex="Times New Roman1" style:font-size-complex="12pt"/>
    </style:style>
    <style:style style:name="T14" style:family="text">
      <style:text-properties style:font-name="Times New Roman" fo:font-size="12pt" fo:language="ru" fo:country="RU" style:font-name-asian="Times New Roman1" style:font-size-asian="12pt" style:font-name-complex="Times New Roman1" style:font-size-complex="12pt"/>
    </style:style>
    <style:style style:name="T15" style:family="text">
      <style:text-properties style:font-name="Times New Roman" fo:font-size="12pt" fo:language="ru" fo:country="RU" fo:font-weight="normal" officeooo:rsid="00086ba5" style:font-name-asian="Times New Roman1" style:font-size-asian="10.5pt" style:font-weight-asian="normal" style:font-name-complex="Times New Roman1" style:font-size-complex="12pt" style:font-weight-complex="normal"/>
    </style:style>
    <style:style style:name="T16" style:family="text">
      <style:text-properties fo:language="ru" fo:country="RU"/>
    </style:style>
    <style:style style:name="T17" style:family="text">
      <style:text-properties fo:language="ru" fo:country="RU" officeooo:rsid="00086ba5"/>
    </style:style>
    <style:style style:name="T18" style:family="text">
      <style:text-properties officeooo:rsid="0004b54e"/>
    </style:style>
    <style:style style:name="T19" style:family="text">
      <style:text-properties fo:font-weight="normal" style:font-name-asian="Times New Roman1" style:font-size-asian="10.5pt"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Московский Авиационный Институт</text:p>
      <text:p text:style-name="P16">(Национальный Исследовательский Университет)</text:p>
      <text:p text:style-name="P16">Институт №8 “Компьютерные науки и прикладная математика”</text:p>
      <text:p text:style-name="P16">Кафедра №806 “Вычислительная математика и программирование”</text:p>
      <text:p text:style-name="P2"/>
      <text:p text:style-name="P2"/>
      <text:p text:style-name="P1"><text:span text:style-name="T9">Курсовой проект</text:span><text:span text:style-name="T10"> по курсу</text:span></text:p>
      <text:p text:style-name="P17">«Операционные системы»</text:p>
      <text:p text:style-name="P4"/>
      <text:p text:style-name="P4"/>
      <text:p text:style-name="P3"/>
      <text:p text:style-name="P7"/>
      <text:p text:style-name="P7"/>
      <text:p text:style-name="P7"/>
      <text:p text:style-name="P7"/>
      <text:p text:style-name="P7"/>
      <text:p text:style-name="P7"/>
      <text:p text:style-name="P3"/>
      <text:p text:style-name="P18">Группа: М8О-206Б-22</text:p>
      <text:p text:style-name="P6"><text:span text:style-name="T1">Студент: </text:span><text:span text:style-name="T2">Мошенский</text:span><text:span text:style-name="T3"> </text:span><text:span text:style-name="T4">А</text:span><text:span text:style-name="T3">.А.</text:span></text:p>
      <text:p text:style-name="P18">Преподаватель: Миронов Е.С.</text:p>
      <text:p text:style-name="P18">Оценка: ____________________ </text:p>
      <text:p text:style-name="P6"><text:span text:style-name="T1">Дата: </text:span><text:span text:style-name="T3">28</text:span><text:span text:style-name="T1">.1</text:span><text:span text:style-name="T3">2</text:span><text:span text:style-name="T1">.2023</text:span></text:p>
      <text:p text:style-name="P5">Москва, 2023</text:p>
      <text:p text:style-name="P5"><text:soft-page-break/></text:p>
      <text:p text:style-name="P20">Постановка задачи</text:p>
      <text:p text:style-name="P9"><text:span text:style-name="T11">Вариант </text:span><text:span text:style-name="T12">8</text:span><text:span text:style-name="T11">.</text:span></text:p>
      <text:p text:style-name="P13">Консоль-серверная игра. Необходимо написать консоль-серверную игру. Необходимо написать 2 программы: сервер и клиент. Сначала запускается сервер, а далее клиенты соединяются с сервером. Сервер координирует клиентов между собой. При запуске клиента игрок может выбрать одно из следующих действий (возможно больше, если предусмотрено вариантом):</text:p>
      <text:p text:style-name="P13">Создать игру, введя ее имя</text:p>
      <text:p text:style-name="P14">Присоединиться к одной из существующих игр по имени игры</text:p>
      <text:p text:style-name="P14"><text:span text:style-name="T19">«Быки и коровы» (угадывать необходимо числа). Общение между сервером и клиентом необходимо организовать при помощи pipe'ов. При создании каждой игры необходимо указывать количество игроков, которые будут участвовать. То есть угадывать могут несколько игроков. Должна быть реализована функция поиска игры, то есть игрок пытается войти в игру не по имени, а просто просит сервер найти ему игру.</text:span></text:p>
      <text:p text:style-name="P10"/>
      <text:p text:style-name="P8"><text:span text:style-name="T9"><text:s text:c="2"/></text:span><text:span text:style-name="T10">Общий метод и алгоритм решения</text:span></text:p>
      <text:p text:style-name="P22"><text:span text:style-name="T7">Общение между сервером и клиентом организова</text:span><text:span text:style-name="T8">но</text:span><text:span text:style-name="T7"> при помощи pipe'ов. При создании каждой игры</text:span><text:span text:style-name="T8">есть выбор</text:span><text:span text:style-name="T7"> количеств</text:span><text:span text:style-name="T8">а</text:span><text:span text:style-name="T7"> игроков, которые будут участвовать. </text:span><text:span text:style-name="T8">Р</text:span><text:span text:style-name="T7">еализована функция поиска игры, то есть игрок пытается войти в игру не по имени, а просто просит сервер найти ему игру.</text:span></text:p>
      <text:p text:style-name="P11"><text:span text:style-name="T14"><text:tab/></text:span><text:span text:style-name="T5">Код</text:span><text:span text:style-name="T6"> </text:span><text:span text:style-name="T5">программы</text:span></text:p>
      <text:p text:style-name="P23"><text:span text:style-name="T18">server</text:span>.cpp</text:p>
      <text:p text:style-name="P25">#include &lt;iostream&gt;</text:p>
      <text:p text:style-name="P25">#include &lt;string&gt;</text:p>
      <text:p text:style-name="P25">#include &lt;vector&gt;</text:p>
      <text:p text:style-name="P25">#include &lt;unistd.h&gt;</text:p>
      <text:p text:style-name="P25">#include &lt;ctime&gt;</text:p>
      <text:p text:style-name="P25">#include &lt;algorithm&gt;</text:p>
      <text:p text:style-name="P25">#include &lt;sys/types.h&gt;</text:p>
      <text:p text:style-name="P25">#include &lt;sys/wait.h&gt;</text:p>
      <text:p text:style-name="P25"/>
      <text:p text:style-name="P25">const int MAX_PLAYERS = 4; // Максимальное количество игроков в одной игре</text:p>
      <text:p text:style-name="P25"/>
      <text:p text:style-name="P25">struct Game {</text:p>
      <text:p text:style-name="P25"><text:s text:c="4"/>std::string name;</text:p>
      <text:p text:style-name="P25"><text:s text:c="4"/>int players;</text:p>
      <text:p text:style-name="P25">};</text:p>
      <text:p text:style-name="P25"/>
      <text:p text:style-name="P25">std::vector&lt;Game&gt; games;</text:p>
      <text:p text:style-name="P25"><text:soft-page-break/></text:p>
      <text:p text:style-name="P25">// Функция для проверки наличия числа в векторе</text:p>
      <text:p text:style-name="P25">bool contains(const std::vector&lt;int&gt;&amp; v, int num) {</text:p>
      <text:p text:style-name="P25"><text:s text:c="4"/>return std::find(v.begin(), v.end(), num) != v.end();</text:p>
      <text:p text:style-name="P25">}</text:p>
      <text:p text:style-name="P25"/>
      <text:p text:style-name="P25">// Функция для генерации случайного числа</text:p>
      <text:p text:style-name="P25">int generateRandomNumber() {</text:p>
      <text:p text:style-name="P25"><text:s text:c="4"/>std::vector&lt;int&gt; digits = {0, 1, 2, 3, 4, 5, 6, 7, 8, 9};</text:p>
      <text:p text:style-name="P25"><text:s text:c="4"/>std::random_shuffle(digits.begin(), digits.end()); //перемешивает случайным образом</text:p>
      <text:p text:style-name="P25"><text:s text:c="4"/>int number = 0;</text:p>
      <text:p text:style-name="P25"><text:s text:c="4"/>for (int i = 0; i &lt; 4; ++i) {</text:p>
      <text:p text:style-name="P25"><text:s text:c="8"/>number = number * 10 + digits[i];</text:p>
      <text:p text:style-name="P25"><text:s text:c="4"/>}</text:p>
      <text:p text:style-name="P25"><text:s text:c="4"/>return number;</text:p>
      <text:p text:style-name="P25">}</text:p>
      <text:p text:style-name="P25"/>
      <text:p text:style-name="P25">void createGame(const std::string&amp; name, int players) {</text:p>
      <text:p text:style-name="P25"><text:s text:c="4"/>Game game;</text:p>
      <text:p text:style-name="P25"><text:s text:c="4"/>game.name = name;</text:p>
      <text:p text:style-name="P25"><text:s text:c="4"/>game.players = players;</text:p>
      <text:p text:style-name="P25"><text:s text:c="4"/>games.push_back(game);</text:p>
      <text:p text:style-name="P25"><text:s text:c="4"/>std::cout &lt;&lt; "Игра \"" &lt;&lt; name &lt;&lt; "\" создана. Цель игры: угадать число. Игроков: " &lt;&lt; players &lt;&lt; std::endl;</text:p>
      <text:p text:style-name="P25">}</text:p>
      <text:p text:style-name="P25"/>
      <text:p text:style-name="P25">void joinGame(std::string&amp; name) {</text:p>
      <text:p text:style-name="P25"><text:s text:c="4"/>for (Game&amp; game : games) {</text:p>
      <text:p text:style-name="P25"><text:s text:c="8"/>if (game.name == name) {</text:p>
      <text:p text:style-name="P25"><text:s text:c="12"/>if (game.players &lt; MAX_PLAYERS) {</text:p>
      <text:p text:style-name="P25"><text:s text:c="16"/>game.players++;</text:p>
      <text:p text:style-name="P25"><text:s text:c="16"/>std::cout &lt;&lt; "Игрок присоединился к игре \"" &lt;&lt; name &lt;&lt; "\". Игроков: " &lt;&lt; game.players &lt;&lt; std::endl;</text:p>
      <text:p text:style-name="P25"><text:s text:c="12"/>} else {</text:p>
      <text:p text:style-name="P25"><text:s text:c="16"/>std::cout &lt;&lt; "Игра \"" &lt;&lt; name &lt;&lt; "\" уже полная." &lt;&lt; std::endl;</text:p>
      <text:p text:style-name="P25"><text:s text:c="12"/>}</text:p>
      <text:p text:style-name="P25"><text:s text:c="12"/>return;</text:p>
      <text:p text:style-name="P25"><text:s text:c="8"/>}</text:p>
      <text:p text:style-name="P25"><text:s text:c="4"/>}</text:p>
      <text:p text:style-name="P25"><text:s text:c="4"/>std::cout &lt;&lt; "Игра \"" &lt;&lt; name &lt;&lt; "\" не найдена." &lt;&lt; std::endl;</text:p>
      <text:p text:style-name="P25">}</text:p>
      <text:p text:style-name="P25"/>
      <text:p text:style-name="P25">void findGame() {</text:p>
      <text:p text:style-name="P25"><text:s text:c="4"/>for (const Game&amp; game : games) {</text:p>
      <text:p text:style-name="P25"><text:soft-page-break/><text:s text:c="8"/>if (game.players &lt; MAX_PLAYERS) {</text:p>
      <text:p text:style-name="P25"><text:s text:c="12"/>std::cout &lt;&lt; "Найдена свободная игра: \"" &lt;&lt; game.name &lt;&lt; "\". Игроков: " &lt;&lt; game.players &lt;&lt; std::endl;</text:p>
      <text:p text:style-name="P25"><text:s text:c="12"/>return;</text:p>
      <text:p text:style-name="P25"><text:s text:c="8"/>}</text:p>
      <text:p text:style-name="P25"><text:s text:c="4"/>}</text:p>
      <text:p text:style-name="P25"><text:s text:c="4"/>std::cout &lt;&lt; "Свободные игры не найдены." &lt;&lt; std::endl;</text:p>
      <text:p text:style-name="P25">}</text:p>
      <text:p text:style-name="P25"/>
      <text:p text:style-name="P25">void playGame(int guess){</text:p>
      <text:p text:style-name="P25"><text:s text:c="4"/></text:p>
      <text:p text:style-name="P25"><text:s text:c="8"/>int number = generateRandomNumber(); <text:s text:c="2"/></text:p>
      <text:p text:style-name="P25"><text:s text:c="8"/></text:p>
      <text:p text:style-name="P25"><text:s text:c="8"/>int bulls = 0;</text:p>
      <text:p text:style-name="P25"><text:s text:c="8"/>int cows = 0;</text:p>
      <text:p text:style-name="P25"/>
      <text:p text:style-name="P25"><text:s text:c="8"/>std::vector&lt;int&gt; digits(4); // Цифры загаданного числа</text:p>
      <text:p text:style-name="P25"><text:s text:c="8"/>for (int i = 3; i &gt;= 0; --i) {</text:p>
      <text:p text:style-name="P25"><text:s text:c="12"/>digits[i] = number % 10;</text:p>
      <text:p text:style-name="P25"><text:s text:c="12"/>number /= 10;</text:p>
      <text:p text:style-name="P25"><text:s text:c="8"/>}</text:p>
      <text:p text:style-name="P25"/>
      <text:p text:style-name="P25"><text:s text:c="8"/>std::vector&lt;int&gt; guessDigits(4); // Цифры предполагаемого числа</text:p>
      <text:p text:style-name="P25"><text:s text:c="8"/>for (int i = 3; i &gt;= 0; --i) {</text:p>
      <text:p text:style-name="P25"><text:s text:c="12"/>guessDigits[i] = guess % 10;</text:p>
      <text:p text:style-name="P25"><text:s text:c="12"/>guess /= 10;</text:p>
      <text:p text:style-name="P25"><text:s text:c="8"/>}</text:p>
      <text:p text:style-name="P25"/>
      <text:p text:style-name="P25"><text:s text:c="8"/>for (int i = 0; i &lt; 4; ++i) {</text:p>
      <text:p text:style-name="P25"><text:s text:c="12"/>if (digits[i] == guessDigits[i]) {</text:p>
      <text:p text:style-name="P25"><text:s text:c="16"/>bulls++;</text:p>
      <text:p text:style-name="P25"><text:s text:c="12"/>} else if (contains(digits, guessDigits[i])) {</text:p>
      <text:p text:style-name="P25"><text:s text:c="16"/>cows++;</text:p>
      <text:p text:style-name="P25"><text:s text:c="12"/>}</text:p>
      <text:p text:style-name="P25"><text:s text:c="8"/>}</text:p>
      <text:p text:style-name="P25"/>
      <text:p text:style-name="P25"><text:s text:c="8"/>std::cout &lt;&lt; "Bulls: " &lt;&lt; bulls &lt;&lt; ", Cows: " &lt;&lt; cows &lt;&lt; std::endl;</text:p>
      <text:p text:style-name="P25"/>
      <text:p text:style-name="P25"><text:s text:c="8"/>if (bulls == 4) {</text:p>
      <text:p text:style-name="P25"><text:s text:c="12"/>std::cout &lt;&lt; "You won!" &lt;&lt; std::endl;</text:p>
      <text:p text:style-name="P25"><text:s text:c="8"/>}</text:p>
      <text:p text:style-name="P25"><text:s text:c="4"/></text:p>
      <text:p text:style-name="P25">}</text:p>
      <text:p text:style-name="P25"/>
      <text:p text:style-name="P25"><text:soft-page-break/></text:p>
      <text:p text:style-name="P25">int main() {</text:p>
      <text:p text:style-name="P25"><text:s text:c="4"/>std::srand(std::time(nullptr)); // Инициализация генератора случайных чисел</text:p>
      <text:p text:style-name="P25"/>
      <text:p text:style-name="P25"><text:s text:c="4"/>std::cout &lt;&lt; "Сервер запущен." &lt;&lt; std::endl;</text:p>
      <text:p text:style-name="P25"/>
      <text:p text:style-name="P25"><text:s text:c="4"/>while (true) {</text:p>
      <text:p text:style-name="P25"><text:s text:c="8"/>std::string command;</text:p>
      <text:p text:style-name="P25"><text:s text:c="8"/>std::cout &lt;&lt; "&gt; ";</text:p>
      <text:p text:style-name="P25"><text:s text:c="8"/>std::cin &gt;&gt; command;</text:p>
      <text:p text:style-name="P25"/>
      <text:p text:style-name="P25"><text:s text:c="8"/>if (command == "create") {</text:p>
      <text:p text:style-name="P25"><text:s text:c="12"/>std::string name;</text:p>
      <text:p text:style-name="P25"><text:s text:c="12"/>int players;</text:p>
      <text:p text:style-name="P25"><text:s text:c="12"/>std::cout &lt;&lt; "Введите имя игры: ";</text:p>
      <text:p text:style-name="P25"><text:s text:c="12"/>std::cin &gt;&gt; name;</text:p>
      <text:p text:style-name="P25"><text:s text:c="12"/>std::cout &lt;&lt; "Введите количество игроков: ";</text:p>
      <text:p text:style-name="P25"><text:s text:c="12"/>std::cin &gt;&gt; players;</text:p>
      <text:p text:style-name="P25"><text:s text:c="12"/>createGame(name, players);</text:p>
      <text:p text:style-name="P25"><text:s text:c="8"/>} else if (command == "join") {</text:p>
      <text:p text:style-name="P25"><text:s text:c="12"/>std::string name;</text:p>
      <text:p text:style-name="P25"><text:s text:c="12"/>std::cout &lt;&lt; "Введите имя игры: ";</text:p>
      <text:p text:style-name="P25"><text:s text:c="12"/>std::cin &gt;&gt; name;</text:p>
      <text:p text:style-name="P25"><text:s text:c="12"/>joinGame(name);</text:p>
      <text:p text:style-name="P25"><text:s text:c="8"/>} else if (command == "find") {</text:p>
      <text:p text:style-name="P25"><text:s text:c="12"/>findGame();</text:p>
      <text:p text:style-name="P25"><text:s text:c="8"/>} else if (command == "play") {</text:p>
      <text:p text:style-name="P25"><text:s text:c="12"/>int number;</text:p>
      <text:p text:style-name="P25"><text:s text:c="12"/>std::cin &gt;&gt; number;</text:p>
      <text:p text:style-name="P25"><text:s text:c="12"/>playGame(number);</text:p>
      <text:p text:style-name="P25"><text:s text:c="8"/>} else if (command == "exit") {</text:p>
      <text:p text:style-name="P25"><text:s text:c="12"/>break;</text:p>
      <text:p text:style-name="P25"><text:s text:c="8"/>} else {</text:p>
      <text:p text:style-name="P25"><text:s text:c="12"/>std::cout &lt;&lt; "Неверная команда." &lt;&lt; std::endl;</text:p>
      <text:p text:style-name="P25"><text:s text:c="8"/>}</text:p>
      <text:p text:style-name="P25"><text:s text:c="4"/>}</text:p>
      <text:p text:style-name="P25"/>
      <text:p text:style-name="P25"><text:s text:c="4"/>return 0;</text:p>
      <text:p text:style-name="P25">}</text:p>
      <text:p text:style-name="P27">client.cpp</text:p>
      <text:p text:style-name="P26">#include &lt;iostream&gt;</text:p>
      <text:p text:style-name="P26">#include &lt;string&gt;</text:p>
      <text:p text:style-name="P26">#include &lt;unistd.h&gt;</text:p>
      <text:p text:style-name="P26">#include &lt;sys/types.h&gt;</text:p>
      <text:p text:style-name="P26"><text:soft-page-break/>#include &lt;sys/wait.h&gt;</text:p>
      <text:p text:style-name="P26"/>
      <text:p text:style-name="P26">int main() {</text:p>
      <text:p text:style-name="P26"><text:s text:c="4"/>int pipefd[2];</text:p>
      <text:p text:style-name="P26"><text:s text:c="4"/>if (pipe(pipefd) == -1) {</text:p>
      <text:p text:style-name="P26"><text:s text:c="8"/>std::cerr &lt;&lt; "Ошибка при создании pipe." &lt;&lt; std::endl;</text:p>
      <text:p text:style-name="P26"><text:s text:c="8"/>return 1;</text:p>
      <text:p text:style-name="P26"><text:s text:c="4"/>}</text:p>
      <text:p text:style-name="P26"/>
      <text:p text:style-name="P26"><text:s text:c="4"/>pid_t pid = fork();</text:p>
      <text:p text:style-name="P26"><text:s text:c="4"/>if (pid == -1) {</text:p>
      <text:p text:style-name="P26"><text:s text:c="8"/>std::cerr &lt;&lt; "Ошибка при создании дочернего процесса." &lt;&lt; std::endl;</text:p>
      <text:p text:style-name="P26"><text:s text:c="8"/>return 1;</text:p>
      <text:p text:style-name="P26"><text:s text:c="4"/>}</text:p>
      <text:p text:style-name="P26"/>
      <text:p text:style-name="P26"><text:s text:c="4"/>if (pid == 0) {</text:p>
      <text:p text:style-name="P26"><text:s text:c="8"/>// Дочерний процесс (server.cpp)</text:p>
      <text:p text:style-name="P26"><text:s text:c="8"/>close(pipefd[0]); <text:s/>// Закрываем конец pipe для чтения</text:p>
      <text:p text:style-name="P26"/>
      <text:p text:style-name="P26"><text:s text:c="8"/>// Перенаправляем стандартный вывод в pipe</text:p>
      <text:p text:style-name="P26"><text:s text:c="8"/>dup2(pipefd[1], STDOUT_FILENO);</text:p>
      <text:p text:style-name="P26"><text:s text:c="8"/>close(pipefd[1]);</text:p>
      <text:p text:style-name="P26"/>
      <text:p text:style-name="P26"><text:s text:c="8"/>// Запускаем server.cpp</text:p>
      <text:p text:style-name="P26"><text:s text:c="8"/>execlp("./server", "server", nullptr);</text:p>
      <text:p text:style-name="P26"/>
      <text:p text:style-name="P26"><text:s text:c="8"/>// Если execlp вернул управление, значит произошла ошибка</text:p>
      <text:p text:style-name="P26"><text:s text:c="8"/>std::cerr &lt;&lt; "Ошибка при запуске server.cpp." &lt;&lt; std::endl;</text:p>
      <text:p text:style-name="P26"><text:s text:c="8"/>return 1;</text:p>
      <text:p text:style-name="P26"><text:s text:c="4"/>} else {</text:p>
      <text:p text:style-name="P26"><text:s text:c="8"/>// Родительский процесс (client.cpp)</text:p>
      <text:p text:style-name="P26"><text:s text:c="8"/>close(pipefd[1]); <text:s/>// Закрываем конец pipe для записи</text:p>
      <text:p text:style-name="P26"/>
      <text:p text:style-name="P26"><text:s text:c="8"/>std::string command;</text:p>
      <text:p text:style-name="P26"><text:s text:c="8"/>while (true) {</text:p>
      <text:p text:style-name="P26"><text:s text:c="12"/>std::cout &lt;&lt; "&gt; ";</text:p>
      <text:p text:style-name="P26"><text:s text:c="12"/>std::cin &gt;&gt; command;</text:p>
      <text:p text:style-name="P26"/>
      <text:p text:style-name="P26"><text:s text:c="12"/>// Отправляем команду в pipe</text:p>
      <text:p text:style-name="P26"><text:s text:c="12"/>write(pipefd[0], command.c_str(), command.length());</text:p>
      <text:p text:style-name="P26"/>
      <text:p text:style-name="P26"><text:s text:c="12"/>// Читаем ответ из pipe</text:p>
      <text:p text:style-name="P26"><text:s text:c="12"/>const int BUFFER_SIZE = 256;</text:p>
      <text:p text:style-name="P26"><text:s text:c="12"/>char buffer[BUFFER_SIZE];</text:p>
      <text:p text:style-name="P26"><text:soft-page-break/><text:s text:c="12"/>int bytesRead = read(pipefd[0], buffer, BUFFER_SIZE - 1);</text:p>
      <text:p text:style-name="P26"><text:s text:c="12"/>if (bytesRead == -1) {</text:p>
      <text:p text:style-name="P26"><text:s text:c="16"/>std::cerr &lt;&lt; "Ошибка при чтении из pipe." &lt;&lt; std::endl;</text:p>
      <text:p text:style-name="P26"><text:s text:c="16"/>break;</text:p>
      <text:p text:style-name="P26"><text:s text:c="12"/>} else if (bytesRead == 0) {</text:p>
      <text:p text:style-name="P26"><text:s text:c="16"/>std::cout &lt;&lt; "Сервер завершил работу." &lt;&lt; std::endl;</text:p>
      <text:p text:style-name="P26"><text:s text:c="16"/>break;</text:p>
      <text:p text:style-name="P26"><text:s text:c="12"/>} else {</text:p>
      <text:p text:style-name="P26"><text:s text:c="16"/>buffer[bytesRead] = '\0';</text:p>
      <text:p text:style-name="P26"><text:s text:c="16"/>std::cout &lt;&lt; buffer &lt;&lt; std::endl;</text:p>
      <text:p text:style-name="P26"><text:s text:c="12"/>}</text:p>
      <text:p text:style-name="P26"><text:s text:c="8"/>}</text:p>
      <text:p text:style-name="P26"/>
      <text:p text:style-name="P26"><text:s text:c="8"/>// Ждем завершения дочернего процесса</text:p>
      <text:p text:style-name="P26"><text:s text:c="8"/>int status;</text:p>
      <text:p text:style-name="P26"><text:s text:c="8"/>waitpid(pid, &amp;status, 0);</text:p>
      <text:p text:style-name="P26"><text:s text:c="4"/>}</text:p>
      <text:p text:style-name="P26"/>
      <text:p text:style-name="P26"><text:s text:c="4"/>return 0;</text:p>
      <text:p text:style-name="P26">}</text:p>
      <text:p text:style-name="P8"><text:span text:style-name="T10">Протокол</text:span><text:span text:style-name="T9"> </text:span><text:span text:style-name="T10">работы</text:span><text:span text:style-name="T9"> </text:span><text:span text:style-name="T10">программы</text:span></text:p>
      <text:p text:style-name="P12"><text:span text:style-name="T11">Тестирование</text:span><text:span text:style-name="T13">:</text:span></text:p>
      <text:p text:style-name="P28">user@user-GF63-Thin-11UD:~/kkpp2$ ./server</text:p>
      <text:p text:style-name="P28">Сервер запущен.</text:p>
      <text:p text:style-name="P28">&gt; create</text:p>
      <text:p text:style-name="P28">Введите имя игры: game1</text:p>
      <text:p text:style-name="P28">Введите количество игроков: 2</text:p>
      <text:p text:style-name="P28">Игра "game1" создана. Цель игры: угадать число. Игроков: 2</text:p>
      <text:p text:style-name="P28">&gt; play</text:p>
      <text:p text:style-name="P28">2</text:p>
      <text:p text:style-name="P28">Bulls: 0, Cows: 0</text:p>
      <text:p text:style-name="P28">&gt; create</text:p>
      <text:p text:style-name="P28">Введите имя игры: game2</text:p>
      <text:p text:style-name="P28">Введите количество игроков: 5</text:p>
      <text:p text:style-name="P28">Игра "game2" создана. Цель игры: угадать число. Игроков: 5</text:p>
      <text:p text:style-name="P28">&gt; find</text:p>
      <text:p text:style-name="P28">Найдена свободная игра: "game1". Игроков: 2</text:p>
      <text:p text:style-name="P28">&gt; join</text:p>
      <text:p text:style-name="P28">Введите имя игры: game2</text:p>
      <text:p text:style-name="P28">Игра "game2" уже полная.</text:p>
      <text:p text:style-name="P28">&gt; join</text:p>
      <text:p text:style-name="P28">Введите имя игры: game1</text:p>
      <text:p text:style-name="P28"><text:soft-page-break/>Игрок присоединился к игре "game1". Игроков: 3</text:p>
      <text:p text:style-name="P28">&gt; exit</text:p>
      <text:p text:style-name="P28">user@user-GF63-Thin-11UD:~/kkpp2$ </text:p>
      <text:p text:style-name="P29">Strace: </text:p>
      <text:p text:style-name="P24">user@user-GF63-Thin-11UD:~/kkpp2$ strace ./client</text:p>
      <text:p text:style-name="P24">execve("./client", ["./client"], 0x7ffcba8f92f0 /* 57 vars */) = 0</text:p>
      <text:p text:style-name="P24">brk(NULL) <text:s text:c="30"/>= 0x55799ad68000</text:p>
      <text:p text:style-name="P24">arch_prctl(0x3001 /* ARCH_??? */, 0x7ffc751c54d0) = -1 EINVAL (Недопустимый аргумент)</text:p>
      <text:p text:style-name="P24">access("/etc/ld.so.preload", R_OK) <text:s text:c="5"/>= -1 ENOENT (Нет такого файла или каталога)</text:p>
      <text:p text:style-name="P24">openat(AT_FDCWD, "/etc/ld.so.cache", O_RDONLY|O_CLOEXEC) = 3</text:p>
      <text:p text:style-name="P24">fstat(3, {st_mode=S_IFREG|0644, st_size=69882, ...}) = 0</text:p>
      <text:p text:style-name="P24">mmap(NULL, 69882, PROT_READ, MAP_PRIVATE, 3, 0) = 0x7fef0225a000</text:p>
      <text:p text:style-name="P24">close(3) <text:s text:c="31"/>= 0</text:p>
      <text:p text:style-name="P24">openat(AT_FDCWD, "/lib/x86_64-linux-gnu/libstdc++.so.6", O_RDONLY|O_CLOEXEC) = 3</text:p>
      <text:p text:style-name="P24">read(3, "\177ELF\2\1\1\3\0\0\0\0\0\0\0\0\3\0&gt;\0\1\0\0\0 \341\t\0\0\0\0\0"..., 832) = 832</text:p>
      <text:p text:style-name="P24">fstat(3, {st_mode=S_IFREG|0644, st_size=1956992, ...}) = 0</text:p>
      <text:p text:style-name="P24">mmap(NULL, 8192, PROT_READ|PROT_WRITE, MAP_PRIVATE|MAP_ANONYMOUS, -1, 0) = 0x7fef02258000</text:p>
      <text:p text:style-name="P24">mmap(NULL, 1972224, PROT_READ, MAP_PRIVATE|MAP_DENYWRITE, 3, 0) = 0x7fef02076000</text:p>
      <text:p text:style-name="P24">mprotect(0x7fef0210c000, 1290240, PROT_NONE) = 0</text:p>
      <text:p text:style-name="P24">mmap(0x7fef0210c000, 987136, PROT_READ|PROT_EXEC, MAP_PRIVATE|MAP_FIXED|MAP_DENYWRITE, 3, 0x96000) = 0x7fef0210c000</text:p>
      <text:p text:style-name="P24">mmap(0x7fef021fd000, 299008, PROT_READ, MAP_PRIVATE|MAP_FIXED|MAP_DENYWRITE, 3, 0x187000) = 0x7fef021fd000</text:p>
      <text:p text:style-name="P24">mmap(0x7fef02247000, 57344, PROT_READ|PROT_WRITE, MAP_PRIVATE|MAP_FIXED|MAP_DENYWRITE, 3, 0x1d0000) = 0x7fef02247000</text:p>
      <text:p text:style-name="P24">mmap(0x7fef02255000, 10240, PROT_READ|PROT_WRITE, MAP_PRIVATE|MAP_FIXED|MAP_ANONYMOUS, -1, 0) = 0x7fef02255000</text:p>
      <text:p text:style-name="P24">close(3) <text:s text:c="31"/>= 0</text:p>
      <text:p text:style-name="P24">openat(AT_FDCWD, "/lib/x86_64-linux-gnu/libgcc_s.so.1", O_RDONLY|O_CLOEXEC) = 3</text:p>
      <text:p text:style-name="P24">read(3, "\177ELF\2\1\1\0\0\0\0\0\0\0\0\0\3\0&gt;\0\1\0\0\0\3405\0\0\0\0\0\0"..., 832) = 832</text:p>
      <text:p text:style-name="P24">fstat(3, {st_mode=S_IFREG|0644, st_size=104984, ...}) = 0</text:p>
      <text:p text:style-name="P24">mmap(NULL, 107592, PROT_READ, MAP_PRIVATE|MAP_DENYWRITE, 3, 0) = 0x7fef0205b000</text:p>
      <text:p text:style-name="P24">mmap(0x7fef0205e000, 73728, PROT_READ|PROT_EXEC, MAP_PRIVATE|MAP_FIXED|MAP_DENYWRITE, 3, 0x3000) = 0x7fef0205e000</text:p>
      <text:p text:style-name="P24">mmap(0x7fef02070000, 16384, PROT_READ, MAP_PRIVATE|MAP_FIXED|MAP_DENYWRITE, 3, 0x15000) = 0x7fef02070000</text:p>
      <text:p text:style-name="P24">mmap(0x7fef02074000, 8192, PROT_READ|PROT_WRITE, MAP_PRIVATE|MAP_FIXED|MAP_DENYWRITE, 3, 0x18000) = 0x7fef02074000</text:p>
      <text:p text:style-name="P24"><text:soft-page-break/>close(3) <text:s text:c="31"/>= 0</text:p>
      <text:p text:style-name="P24">openat(AT_FDCWD, "/lib/x86_64-linux-gnu/libc.so.6", O_RDONLY|O_CLOEXEC) = 3</text:p>
      <text:p text:style-name="P24">read(3, "\177ELF\2\1\1\3\0\0\0\0\0\0\0\0\3\0&gt;\0\1\0\0\0\300A\2\0\0\0\0\0"..., 832) = 832</text:p>
      <text:p text:style-name="P24">pread64(3, "\6\0\0\0\4\0\0\0@\0\0\0\0\0\0\0@\0\0\0\0\0\0\0@\0\0\0\0\0\0\0"..., 784, 64) = 784</text:p>
      <text:p text:style-name="P24">pread64(3, "\4\0\0\0\20\0\0\0\5\0\0\0GNU\0\2\0\0\300\4\0\0\0\3\0\0\0\0\0\0\0", 32, 848) = 32</text:p>
      <text:p text:style-name="P24">pread64(3, "\4\0\0\0\24\0\0\0\3\0\0\0GNU\0\356\276]_K`\213\212S\354Dkc\230\33\272"..., 68, 880) = 68</text:p>
      <text:p text:style-name="P24">fstat(3, {st_mode=S_IFREG|0755, st_size=2029592, ...}) = 0</text:p>
      <text:p text:style-name="P24">pread64(3, "\6\0\0\0\4\0\0\0@\0\0\0\0\0\0\0@\0\0\0\0\0\0\0@\0\0\0\0\0\0\0"..., 784, 64) = 784</text:p>
      <text:p text:style-name="P24">pread64(3, "\4\0\0\0\20\0\0\0\5\0\0\0GNU\0\2\0\0\300\4\0\0\0\3\0\0\0\0\0\0\0", 32, 848) = 32</text:p>
      <text:p text:style-name="P24">pread64(3, "\4\0\0\0\24\0\0\0\3\0\0\0GNU\0\356\276]_K`\213\212S\354Dkc\230\33\272"..., 68, 880) = 68</text:p>
      <text:p text:style-name="P24">mmap(NULL, 2037344, PROT_READ, MAP_PRIVATE|MAP_DENYWRITE, 3, 0) = 0x7fef01e69000</text:p>
      <text:p text:style-name="P24">mmap(0x7fef01e8b000, 1540096, PROT_READ|PROT_EXEC, MAP_PRIVATE|MAP_FIXED|MAP_DENYWRITE, 3, 0x22000) = 0x7fef01e8b000</text:p>
      <text:p text:style-name="P24">mmap(0x7fef02003000, 319488, PROT_READ, MAP_PRIVATE|MAP_FIXED|MAP_DENYWRITE, 3, 0x19a000) = 0x7fef02003000</text:p>
      <text:p text:style-name="P24">mmap(0x7fef02051000, 24576, PROT_READ|PROT_WRITE, MAP_PRIVATE|MAP_FIXED|MAP_DENYWRITE, 3, 0x1e7000) = 0x7fef02051000</text:p>
      <text:p text:style-name="P24">mmap(0x7fef02057000, 13920, PROT_READ|PROT_WRITE, MAP_PRIVATE|MAP_FIXED|MAP_ANONYMOUS, -1, 0) = 0x7fef02057000</text:p>
      <text:p text:style-name="P24">close(3) <text:s text:c="31"/>= 0</text:p>
      <text:p text:style-name="P24">openat(AT_FDCWD, "/lib/x86_64-linux-gnu/libm.so.6", O_RDONLY|O_CLOEXEC) = 3</text:p>
      <text:p text:style-name="P24">read(3, "\177ELF\2\1\1\3\0\0\0\0\0\0\0\0\3\0&gt;\0\1\0\0\0\300\323\0\0\0\0\0\0"..., 832) = 832</text:p>
      <text:p text:style-name="P24">fstat(3, {st_mode=S_IFREG|0644, st_size=1369384, ...}) = 0</text:p>
      <text:p text:style-name="P24">mmap(NULL, 1368336, PROT_READ, MAP_PRIVATE|MAP_DENYWRITE, 3, 0) = 0x7fef01d1a000</text:p>
      <text:p text:style-name="P24">mmap(0x7fef01d27000, 684032, PROT_READ|PROT_EXEC, MAP_PRIVATE|MAP_FIXED|MAP_DENYWRITE, 3, 0xd000) = 0x7fef01d27000</text:p>
      <text:p text:style-name="P24">mmap(0x7fef01dce000, 626688, PROT_READ, MAP_PRIVATE|MAP_FIXED|MAP_DENYWRITE, 3, 0xb4000) = 0x7fef01dce000</text:p>
      <text:p text:style-name="P24">mmap(0x7fef01e67000, 8192, PROT_READ|PROT_WRITE, MAP_PRIVATE|MAP_FIXED|MAP_DENYWRITE, 3, 0x14c000) = 0x7fef01e67000</text:p>
      <text:p text:style-name="P24">close(3) <text:s text:c="31"/>= 0</text:p>
      <text:p text:style-name="P24">mmap(NULL, 8192, PROT_READ|PROT_WRITE, MAP_PRIVATE|MAP_ANONYMOUS, -1, 0) = 0x7fef01d18000</text:p>
      <text:p text:style-name="P24">arch_prctl(ARCH_SET_FS, 0x7fef01d19100) = 0</text:p>
      <text:p text:style-name="P24">mprotect(0x7fef02051000, 16384, PROT_READ) = 0</text:p>
      <text:p text:style-name="P24">mprotect(0x7fef01e67000, 4096, PROT_READ) = 0</text:p>
      <text:p text:style-name="P24"><text:soft-page-break/>mprotect(0x7fef02074000, 4096, PROT_READ) = 0</text:p>
      <text:p text:style-name="P24">mmap(NULL, 8192, PROT_READ|PROT_WRITE, MAP_PRIVATE|MAP_ANONYMOUS, -1, 0) = 0x7fef01d16000</text:p>
      <text:p text:style-name="P24">mprotect(0x7fef02247000, 45056, PROT_READ) = 0</text:p>
      <text:p text:style-name="P24">mprotect(0x5579990df000, 4096, PROT_READ) = 0</text:p>
      <text:p text:style-name="P24">mprotect(0x7fef02299000, 4096, PROT_READ) = 0</text:p>
      <text:p text:style-name="P24">munmap(0x7fef0225a000, 69882) <text:s text:c="10"/>= 0</text:p>
      <text:p text:style-name="P24">brk(NULL) <text:s text:c="30"/>= 0x55799ad68000</text:p>
      <text:p text:style-name="P24">brk(0x55799ad89000) <text:s text:c="20"/>= 0x55799ad89000</text:p>
      <text:p text:style-name="P24">pipe([3, 4]) <text:s text:c="27"/>= 0</text:p>
      <text:p text:style-name="P24">clone(child_stack=NULL, flags=CLONE_CHILD_CLEARTID|CLONE_CHILD_SETTID|SIGCHLD, child_tidptr=0x7fef01d193d0) = 4602</text:p>
      <text:p text:style-name="P24">close(4) <text:s text:c="31"/>= 0</text:p>
      <text:p text:style-name="P24">fstat(1, {st_mode=S_IFCHR|0620, st_rdev=makedev(0x88, 0), ...}) = 0</text:p>
      <text:p text:style-name="P24">write(1, "&gt; ", 2&gt; ) <text:s text:c="22"/>= 2</text:p>
      <text:p text:style-name="P24">fstat(0, {st_mode=S_IFCHR|0620, st_rdev=makedev(0x88, 0), ...}) = 0</text:p>
      <text:p text:style-name="P24">read(0, </text:p>
      <text:p text:style-name="P20">Вывод</text:p>
      <text:p text:style-name="P30"><text:span text:style-name="T16">В результате выполнения </text:span><text:span text:style-name="T17">курсовой работы я получил опыт в создании консольной игры, поддерживающей многопользовательский режим. В процессе работы я в очередной раз потренировался с технологией pipe</text:span><text:span text:style-name="T15">'ов.</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Arial" fo:font-family="Arial" style:font-family-generic="roman" style:font-pitch="variable" fo:language="ru" fo:country="none" style:letter-kerning="false" style:font-name-asian="Arial1" style:font-family-asian="Arial" style:font-family-generic-asian="system" style:font-pitch-asian="variable" style:language-asian="ru" style:country-asian="RU"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language="ru" fo:country="none" style:letter-kerning="false" style:font-name-asian="Arial1" style:font-family-asian="Arial" style:font-family-generic-asian="system" style:font-pitch-asian="variable" style:language-asian="ru" style:country-asian="RU" style:font-name-complex="Arial1" style:font-family-complex="Arial"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Илья Ларин</meta:initial-creator>
    <meta:editing-cycles>4</meta:editing-cycles>
    <meta:creation-date>2023-12-28T21:14:00</meta:creation-date>
    <dc:date>2024-02-06T16:39:17.499451912</dc:date>
    <meta:editing-duration>PT1H26M12S</meta:editing-duration>
    <meta:generator>LibreOffice/6.4.7.2$Linux_X86_64 LibreOffice_project/40$Build-2</meta:generator>
    <meta:document-statistic meta:table-count="0" meta:image-count="0" meta:object-count="0" meta:page-count="10" meta:paragraph-count="299" meta:word-count="1450" meta:character-count="13182" meta:non-whitespace-character-count="104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